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7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mira cuidadosamente cómo lo he resuelto yo. Está bastante flojo. Te doy 5/10.</text:p>
      <text:p text:style-name="P2"><text:span text:style-name="T1"/></text:p>
      <text:p text:style-name="P2"><text:span text:style-name="T1">Ejercicio 2:</text:span> Perfecto (10/10).</text:p>
      <text:p text:style-name="P2"><text:span text:style-name="T1"/></text:p>
      <text:p text:style-name="P2"><text:span text:style-name="T1">Ejercicio 3:</text:span> Te has equivocado al integrar K(x). La integral de 15exp(24x) es (15/24)exp(x) (24 no baja multiplicando). Te doy 8/10.</text:p>
      <text:p text:style-name="P2"><text:span text:style-name="T1"/></text:p>
      <text:p text:style-name="P2"><text:span text:style-name="T1">Ejercicio 4:</text:span> <text:span text:style-name="T2">En la solución particular no añades una constante!. Te doy 7/10.</text:span></text:p>
      <text:p text:style-name="P3"><text:span text:style-name="T1"/></text:p>
      <text:p text:style-name="P3"><text:span text:style-name="T1">Ejercicio 5:</text:span> Error al operar con potencias de base exponencial! Te doy 7/10.</text:p>
      <text:p text:style-name="P3"><text:span text:style-name="T1"/></text:p>
      <text:p text:style-name="P3"><text:span text:style-name="T1">Ejercicio 6: </text:span>Está bien 10/10</text:p>
      <text:p text:style-name="P3"><text:span text:style-name="T1"/></text:p>
      <text:p text:style-name="P3"><text:span text:style-name="T1">Ejercicio 7:</text:span> Está bien. No obstante, mira cómo lo he hecho yo también. (10/10)</text:p>
      <text:p text:style-name="P3"><text:span text:style-name="T1"/></text:p>
      <text:p text:style-name="P3"><text:span text:style-name="T1">Ejercicio 8:</text:span> No presentado</text:p>
      <text:p text:style-name="P3"><text:span text:style-name="T1"/></text:p>
      <text:p text:style-name="P3"><text:span text:style-name="T1">Ejercicio 9:</text:span> No presentado.</text:p>
      <text:p text:style-name="P3"><text:span text:style-name="T1"/></text:p>
      <text:p text:style-name="P3"><text:span text:style-name="T1">Nota: </text:span><text:bookmark-start text:name="__DdeLink__82_4140911403"/>( 5+10+8+7+7+10+10+0+0)/9<text:bookmark-end text:name="__DdeLink__82_4140911403"/>=6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5:21:33.256699998</dc:date>
    <meta:editing-duration>PT34M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6" meta:character-count="599" meta:non-whitespace-character-count="513"/>
  </office:meta>
</office:document-meta>
</file>